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Aquí viene el <text:span text:style-name="Strong_20_Emphasis">siguiente bloque</text:span>, el que desarrolla la <text:span text:style-name="Strong_20_Emphasis">primera revelación</text:span>: que la vida no consume la Tierra. Lo planteo como una sección completa, estructurada y profunda, que continúa exactamente donde dejamos la paradoja.</text:p>
      <text:p text:style-name="Horizontal_20_Line"/>
      <text:h text:style-name="Heading_20_1" text:outline-level="1">🌍 La vida no consume la Tierra</text:h>
      <text:p text:style-name="Text_20_body">La intuición humana nos dice que todo proceso que se sostiene durante miles de millones de años debería dejar un rastro visible de desgaste. Si una fábrica funcionara durante un solo siglo sin detenerse, agotaría sus materias primas, acumularía residuos, degradaría su entorno y terminaría colapsando. Si una civilización intentara replicar la lógica de la vida —multiplicando individuos, expandiéndose, ocupando espacio físico, consumiendo energía— acabaría destruyendo su propio sustrato. Esa intuición es correcta para nuestras máquinas, pero es completamente falsa para la vida.</text:p>
      <text:p text:style-name="Text_20_body">La primera revelación es esta: <text:span text:style-name="Strong_20_Emphasis">la vida no consume la Tierra</text:span>. No la desgasta, no la agota, no la destruye. La vida reorganiza la materia, pero no la degrada. La vida utiliza energía, pero no altera su fuente. La vida ocupa espacio, pero no lo erosiona. La biosfera no es un proceso extractivo: es un proceso circular.</text:p>
      <text:h text:style-name="Heading_20_2" text:outline-level="2">Materia que entra, materia que sale</text:h>
      <text:p text:style-name="Text_20_body">Cada átomo que entra en un organismo vuelve al entorno. No hay pérdida neta. No hay destrucción irreversible. La vida no convierte materia útil en materia inútil; la transforma temporalmente en estructuras que luego se deshacen y vuelven a integrarse en el ciclo. Un árbol no “consume” carbono: lo toma del aire, lo organiza en madera, hojas y raíces, y cuando muere, ese carbono vuelve al aire o al suelo. Un animal no “consume” nitrógeno: lo toma de las plantas, lo incorpora a sus tejidos, y al morir o excretar, ese nitrógeno vuelve al ciclo.</text:p>
      <text:p text:style-name="Text_20_body">La vida no agota la materia porque <text:span text:style-name="Strong_20_Emphasis">la materia viva es un estado transitorio</text:span>, no un destino final. La vida es un patrón que se mueve sobre un sustrato que permanece.</text:p>
      <text:h text:style-name="Heading_20_2" text:outline-level="2">Energía que fluye sin coste</text:h>
      <text:p text:style-name="Text_20_body">La energía que utiliza la vida proviene del Sol. Y el Sol emite esa energía igualmente, exista la vida o no. La vida intercepta una fracción minúscula de un flujo que, de todos modos, se perdería en el vacío. Desde el punto de vista del Sol, la vida es invisible. Desde el punto de vista del universo, irrelevante. La vida no altera su fuente energética; simplemente aprovecha un flujo que ya estaba ahí.</text:p>
      <text:h text:style-name="Heading_20_2" text:outline-level="2">Un planeta sin cicatrices</text:h>
      <text:p text:style-name="Text_20_body">Después de cuatro mil millones de años de vida, la Tierra sigue siendo un planeta químicamente funcional. No hay acumulación de residuos permanentes. No hay agotamiento irreversible de elementos esenciales. No hay degradación progresiva del sustrato. La vida no deja cicatrices porque <text:span text:style-name="Strong_20_Emphasis">no extrae </text:span><text:soft-page-break/><text:span text:style-name="Strong_20_Emphasis">nada que no pueda devolver</text:span>. La biosfera es un sistema que se sostiene a sí mismo sin erosionar el entorno que lo sostiene.</text:p>
      <text:h text:style-name="Heading_20_2" text:outline-level="2">La intuición humana se equivoca</text:h>
      <text:p text:style-name="Text_20_body">¿Por qué nos cuesta tanto aceptar esto? Porque nuestra tecnología funciona de otra manera. Nuestras máquinas:</text:p>
      <text:list xml:id="list687305571" text:style-name="L1">
        <text:list-item>
          <text:p text:style-name="P2">consumen recursos no renovables, </text:p>
        </text:list-item>
        <text:list-item>
          <text:p text:style-name="P2">generan residuos no reciclables, </text:p>
        </text:list-item>
        <text:list-item>
          <text:p text:style-name="P2">degradan su entorno, </text:p>
        </text:list-item>
        <text:list-item>
          <text:p text:style-name="P2">requieren mantenimiento externo, </text:p>
        </text:list-item>
        <text:list-item>
          <text:p text:style-name="P2">no se autorreparan, </text:p>
        </text:list-item>
        <text:list-item>
          <text:p text:style-name="P1">no se autorreciclan. </text:p>
        </text:list-item>
      </text:list>
      <text:p text:style-name="Text_20_body">Cuando imaginamos un sistema que se multiplica y se expande como la vida, imaginamos nuestras máquinas multiplicándose y expandiéndose. Y eso, efectivamente, destruiría el planeta. Pero la vida no funciona como nuestras máquinas. La vida funciona como un proceso circular, no como un proceso extractivo.</text:p>
      <text:h text:style-name="Heading_20_2" text:outline-level="2">La vida podría haber sido destructiva… pero no lo es</text:h>
      <text:p text:style-name="Text_20_body">Nada en la física impedía que la vida generara residuos no reciclables. Nada impedía que agotara recursos. Nada impedía que colapsara su propio sustrato. La vida podría haber sido un proceso chapucero, derrochador, contaminante. Pero no lo fue. La vida encontró otra forma. Encontró la única forma que permite sostener un proceso infinito sin destruir el entorno.</text:p>
      <text:p text:style-name="Text_20_body">Y aquí empieza la segunda revelación: <text:span text:style-name="Strong_20_Emphasis">este grado de perfección no es automático</text:span>. No es un regalo de la naturaleza. No es una propiedad inevitable de la química orgánica. Es el resultado de un proceso inteligente que ha explorado todas las posibilidades y ha convergido en la única solución que permite existir para siempre.</text:p>
      <text:p text:style-name="Horizontal_20_Line"/>
      <text:p text:style-name="Text_20_body">¿Quieres que avancemos ahora con la segunda revelación —la perfección como resultado de inteligencia aplicada— o prefieres que desarrollemos primero el mecanismo concreto del reciclaje perfecto y la descomposició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8T09:35:06.613000000</meta:creation-date>
    <dc:date>2026-03-28T09:38:57.801000000</dc:date>
    <meta:editing-duration>PT3M51S</meta:editing-duration>
    <meta:editing-cycles>1</meta:editing-cycles>
    <meta:document-statistic meta:table-count="0" meta:image-count="0" meta:object-count="0" meta:page-count="2" meta:paragraph-count="24" meta:word-count="704" meta:character-count="4329" meta:non-whitespace-character-count="3649"/>
    <meta:generator>LibreOffice/7.3.5.2$Windows_X86_64 LibreOffice_project/184fe81b8c8c30d8b5082578aee2fed2ea847c01</meta:generator>
  </office:meta>
</office:document-meta>
</file>